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38"/>
    <style:style style:name="ce5" style:family="table-cell" style:parent-style-name="Default" style:data-style-name="N21"/>
    <style:style style:name="ce6" style:family="table-cell" style:parent-style-name="Default" style:data-style-name="N25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96875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Datum</text:p>
          </table:table-cell>
          <table:table-cell office:value-type="string" table:style-name="ce1">
            <text:p>Anfang</text:p>
          </table:table-cell>
          <table:table-cell office:value-type="string" table:style-name="ce1">
            <text:p>Ende</text:p>
          </table:table-cell>
          <table:table-cell office:value-type="string" table:style-name="ce1">
            <text:p>Arbeitszeit</text:p>
          </table:table-cell>
          <table:table-cell office:value-type="string" table:style-name="ce1">
            <text:p>Aufgabe</text:p>
          </table:table-cell>
          <table:table-cell table:number-columns-repeated="16379"/>
        </table:table-row>
        <table:table-row table:style-name="ro1">
          <table:table-cell office:value-type="date" office:date-value="2020-05-07T00:00:00" table:style-name="ce2">
            <text:p>07.05.2020</text:p>
          </table:table-cell>
          <table:table-cell office:value-type="time" office:time-value="PT10H0M0S" table:style-name="ce3">
            <text:p>10:00</text:p>
          </table:table-cell>
          <table:table-cell office:value-type="time" office:time-value="PT23H30M0S" table:style-name="ce3">
            <text:p>23:30</text:p>
          </table:table-cell>
          <table:table-cell office:value-type="time" office:time-value="PT13H30M0S" table:formula="of:=[.C4]-[.B4]" table:style-name="ce3">
            <text:p>13:3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5-10T00:00:00" table:style-name="ce2">
            <text:p>10.05.202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5H30M0S" table:style-name="ce3">
            <text:p>15:30</text:p>
          </table:table-cell>
          <table:table-cell office:value-type="time" office:time-value="PT3H30M0S" table:formula="of:=[.C5]-[.B5]" table:style-name="ce3">
            <text:p>03:3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5-15T00:00:00" table:style-name="ce2">
            <text:p>15.05.2020</text:p>
          </table:table-cell>
          <table:table-cell office:value-type="time" office:time-value="PT13H30M0S" table:style-name="ce3">
            <text:p>13:30</text:p>
          </table:table-cell>
          <table:table-cell office:value-type="time" office:time-value="PT20H0M0S" table:style-name="ce3">
            <text:p>20:00</text:p>
          </table:table-cell>
          <table:table-cell office:value-type="time" office:time-value="PT6H30M0S" table:formula="of:=[.C6]-[.B6]" table:style-name="ce3">
            <text:p>06:3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5-16T00:00:00" table:style-name="ce4">
            <text:p>16. Mai</text:p>
          </table:table-cell>
          <table:table-cell office:value-type="time" office:time-value="PT18H0M0S" table:style-name="ce3">
            <text:p>18:00</text:p>
          </table:table-cell>
          <table:table-cell office:value-type="time" office:time-value="PT21H30M0S" table:style-name="ce3">
            <text:p>21:30</text:p>
          </table:table-cell>
          <table:table-cell office:value-type="time" office:time-value="PT3H30M0S" table:formula="of:=[.C7]-[.B7]" table:style-name="ce3">
            <text:p>03:3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5-22T00:00:00" table:style-name="ce4">
            <text:p>22. Mai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9H0M0S" table:style-name="ce3">
            <text:p>19:00</text:p>
          </table:table-cell>
          <table:table-cell office:value-type="time" office:time-value="PT7H0M0S" table:formula="of:=[.C8]-[.B8]" table:style-name="ce3">
            <text:p>07:00</text:p>
          </table:table-cell>
          <table:table-cell office:value-type="string" table:style-name="ce1">
            <text:p>SIgnalerzeugung</text:p>
          </table:table-cell>
          <table:table-cell table:number-columns-repeated="16379"/>
        </table:table-row>
        <table:table-row table:style-name="ro1">
          <table:table-cell office:value-type="date" office:date-value="2020-05-25T00:00:00" table:style-name="ce5">
            <text:p>25. Mai</text:p>
          </table:table-cell>
          <table:table-cell office:value-type="time" office:time-value="PT11H0M0S" table:style-name="ce6">
            <text:p>11:00</text:p>
          </table:table-cell>
          <table:table-cell office:value-type="time" office:time-value="PT19H0M0S" table:style-name="ce6">
            <text:p>19:00</text:p>
          </table:table-cell>
          <table:table-cell office:value-type="time" office:time-value="PT8H0M0S" table:formula="of:=[.C9]-[.B9]" table:style-name="ce3">
            <text:p>08:00</text:p>
          </table:table-cell>
          <table:table-cell office:value-type="string" table:style-name="ce1">
            <text:p>Signalerzeugung/Effekte</text:p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1">
      <number:day number:style="long"/>
      <number:text>. </number:text>
      <number:month number:textual="true"/>
    </number:date-style>
    <number:time-style style:name="N25">
      <number:hours number:style="long"/>
      <number:text>:</number:text>
      <number:minutes number:style="long"/>
    </number:time-style>
    <number:date-style style:name="N36">
      <number:day number:style="long"/>
      <number:text>.</number:text>
      <number:month number:style="long"/>
      <number:text>.</number:text>
      <number:year number:style="long"/>
    </number:date-style>
    <number:time-style style:name="N37">
      <number:hours number:style="long"/>
      <number:text>:</number:text>
      <number:minutes number:style="long"/>
    </number:time-style>
    <number:date-style style:name="N38">
      <number:day number:style="long"/>
      <number:text>. 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nijesch nijesch</meta:initial-creator>
    <dc:creator>nijesch nijesch</dc:creator>
    <meta:creation-date>2020-05-07T21:27:21Z</meta:creation-date>
    <dc:date>2020-05-25T17:04:16Z</dc:date>
    <meta:editing-duration>PT0S</meta:editing-duration>
  </office:meta>
</office:document-meta>
</file>